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itiben vania</text:span></text:p>
      <text:p text:style-name="P1"><text:span text:style-name="T1">106 Speedwell street, Brampton, ON,L6Y 4Y9</text:span></text:p>
      <text:p text:style-name="P1"><text:span text:style-name="T1">vaniapriti @gmail.com cell num 647-609-9903</text:span></text:p>
      <text:p text:style-name="P1"><text:span text:style-name="T1"/></text:p>
      <text:p text:style-name="P1"><text:span text:style-name="T1">Professional summary</text:span></text:p>
      <text:p text:style-name="P1"><text:span text:style-name="T1"/></text:p>
      <text:p text:style-name="P1"><text:span text:style-name="T1">Responsible Educational resource worker with excellent communication skills demonstrated by 6 years of working experience. Passion for education,especially supporting special needs, motivated, enthusiastic and strong educator.</text:span></text:p>
      <text:p text:style-name="P1"><text:span text:style-name="T1">Very ambitious and able to work with any challenging students.</text:span></text:p>
      <text:p text:style-name="P1"><text:span text:style-name="T1">Experienced in successfully working with special needs students in the catholic school board.</text:span></text:p>
      <text:p text:style-name="P1"><text:span text:style-name="T1">Experience </text:span></text:p>
      <text:p text:style-name="P1"><text:span text:style-name="T1"/></text:p>
      <text:p text:style-name="P1"><text:span text:style-name="T1">1.<text:s text:c="5"/>Educational resource worker as a permanent position at<text:s text:c="2"/>st. Thomas more school Mississauga from 2018.</text:span></text:p>
      <text:p text:style-name="P1"><text:span text:style-name="T1">2.<text:s text:c="5"/>In LTO position as an ERW at Our Lady of Fatima , Brampton from 19th oct 2016 to Feb 4th 2017.</text:span></text:p>
      <text:p text:style-name="P1"><text:span text:style-name="T1">3.<text:s text:c="5"/>Since 2011 Nov 6th joining as a supply ERW, and in 2015 and 2016 worked as a full time supply ERW.</text:span></text:p>
      <text:p text:style-name="P1"><text:span text:style-name="T1">4.<text:s text:c="3"/>As a main Teacher(math/science) school work experience over 7 years from India.</text:span></text:p>
      <text:p text:style-name="P1"><text:span text:style-name="T1">5.<text:s text:c="2"/>As an Assistant teacher work experience from a child care centre around 2 years.</text:span></text:p>
      <text:p text:style-name="P1"><text:span text:style-name="T1">6.<text:s text:c="2"/>As a storefront worker in a food company for almost 6 years.</text:span></text:p>
      <text:p text:style-name="P1"><text:span text:style-name="T1"/></text:p>
      <text:p text:style-name="P1"><text:span text:style-name="T1"/></text:p>
      <text:p text:style-name="P1"><text:span text:style-name="T1">Training </text:span></text:p>
      <text:p text:style-name="P1"><text:span text:style-name="T1"/></text:p>
      <text:p text:style-name="P1"><text:span text:style-name="T1">1.<text:s text:c="6"/>Safetalk, suicide alertness for everyone from living works<text:s text:c="2"/>-January 23rd 2017</text:span></text:p>
      <text:p text:style-name="P1"><text:span text:style-name="T1">2.<text:s text:c="7"/>Back care and transfer training from saint Elizabeth<text:s text:c="2"/>-15th sep 2017.</text:span></text:p>
      <text:p text:style-name="P1"><text:span text:style-name="T1">3.<text:s text:c="7"/>Crisis intervention training<text:s text:c="3"/>-attending on August 13th and August 14th 2018 at dpcdsb location.</text:span></text:p>
      <text:p text:style-name="P1"><text:span text:style-name="T1">4.<text:s text:c="8"/>Building independence in ASD student<text:s text:c="3"/>-attending on August 1st<text:s text:c="2"/>2018 at Cardinal ambrozic secondary school.</text:span></text:p>
      <text:p text:style-name="P1"><text:span text:style-name="T1"/></text:p>
      <text:p text:style-name="P1"><text:span text:style-name="T1">Qualification</text:span></text:p>
      <text:p text:style-name="P1"><text:span text:style-name="T1">1.<text:s text:c="9"/>B.sc ,Bed. In Math -Science. India</text:span></text:p>
      <text:p text:style-name="P1"><text:span text:style-name="T1"><text:s text:c="12"/>Equivalency Certificate from world Education services, Toronto, Canada.</text:span></text:p>
      <text:p text:style-name="P1"><text:span text:style-name="T1">2.<text:s text:c="10"/>Provisional professional Teacher certificate from Manitoba </text:span></text:p>
      <text:p text:style-name="P1"><text:span text:style-name="T1">3.<text:s text:c="11"/>Child care certificate from Manitoba.</text:span></text:p>
      <text:p text:style-name="P1"><text:span text:style-name="T1">4.<text:s text:c="10"/>Continue Education</text:span><text:span text:style-name="T2">— at present, Bootcamp student of Web Development course from University of Toronto.</text:span></text:p>
      <text:p text:style-name="P1"><text:span text:style-name="T2"/></text:p>
      <text:p text:style-name="P1"><text:span text:style-name="T2">References</text:span></text:p>
      <text:p text:style-name="P1"><text:span text:style-name="T2"><text:s text:c="13"/>References are available upon your request.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